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77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5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5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97cm" svg:y1="5.053cm" svg:x2="9.69cm" svg:y2="5.053cm">
          <text:p/>
        </draw:line>
        <draw:line draw:style-name="gr2" draw:text-style-name="P1" draw:layer="layout" svg:x1="2.587cm" svg:y1="2.739cm" svg:x2="10.842cm" svg:y2="2.739cm">
          <text:p/>
        </draw:line>
        <draw:custom-shape draw:style-name="gr3" draw:text-style-name="P2" xml:id="id1" draw:id="id1" draw:layer="layout" svg:width="0.953cm" svg:height="0.953cm" svg:x="1.95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3cm" svg:x="4.25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3cm" svg:x="6.45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3cm" svg:x="5.552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3cm" svg:x="7.552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953cm" svg:height="0.953cm" svg:x="9.552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953cm" svg:height="0.953cm" svg:x="10.45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429cm" svg:y1="3.223cm" svg:x2="5.552cm" svg:y2="5.047cm" draw:start-shape="id1" draw:start-glue-point="8" draw:end-shape="id2" draw:end-glue-point="6" svg:d="M2429 3223c0 1216 1041 1824 3123 1824" svg:viewBox="0 0 3124 1825">
          <text:p/>
        </draw:connector>
        <draw:connector draw:style-name="gr6" draw:text-style-name="P1" draw:layer="layout" draw:type="curve" svg:x1="10.029cm" svg:y1="4.57cm" svg:x2="10.929cm" svg:y2="3.223cm" draw:start-shape="id3" draw:start-glue-point="4" draw:end-shape="id4" draw:end-glue-point="8" svg:d="M10029 4570c0-1011 900-338 900-1347" svg:viewBox="0 0 901 1348">
          <text:p/>
        </draw:connector>
        <draw:frame draw:style-name="gr7" draw:text-style-name="P5" draw:layer="layout" svg:width="1.26cm" svg:height="0.645cm" svg:x="10.259cm" svg:y="1.635cm">
          <draw:text-box>
            <text:p text:style-name="P4">main</text:p>
          </draw:text-box>
        </draw:frame>
        <draw:frame draw:style-name="gr7" draw:text-style-name="P5" draw:layer="layout" svg:width="1.26cm" svg:height="0.645cm" svg:x="9.455cm" svg:y="5.462cm">
          <draw:text-box>
            <text:p text:style-name="P4">teste</text:p>
          </draw:text-box>
        </draw:frame>
        <draw:frame draw:style-name="gr7" draw:text-style-name="P5" draw:layer="layout" svg:width="1.632cm" svg:height="1.039cm" svg:x="12.055cm" svg:y="2.211cm">
          <draw:text-box>
            <text:p text:style-name="P4">Merge </text:p>
            <text:p text:style-name="P4">commit</text:p>
          </draw:text-box>
        </draw:frame>
        <draw:line draw:style-name="gr8" draw:text-style-name="P1" draw:layer="layout" svg:x1="11.577cm" svg:y1="2.787cm" svg:x2="12.212cm" svg:y2="2.787cm">
          <text:p/>
        </draw:line>
        <draw:frame draw:style-name="gr7" draw:text-style-name="P5" draw:layer="layout" svg:width="2.259cm" svg:height="0.645cm" svg:x="4.759cm" svg:y="1.636cm">
          <draw:text-box>
            <text:p text:style-name="P4">commits….</text:p>
          </draw:text-box>
        </draw:frame>
        <draw:frame draw:style-name="gr7" draw:text-style-name="P5" draw:layer="layout" svg:width="2.259cm" svg:height="0.645cm" svg:x="7.06cm" svg:y="4.037cm">
          <draw:text-box>
            <text:p text:style-name="P4">commits….</text:p>
          </draw:text-box>
        </draw:frame>
        <draw:frame draw:style-name="gr9" draw:text-style-name="P5" draw:layer="layout" svg:width="2.858cm" svg:height="0.645cm" svg:x="3.43cm" svg:y="4.217cm">
          <draw:text-box>
            <text:p text:style-name="P4">novo branc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4T13:11:46.756813060</dc:date>
    <meta:editing-duration>PT1H33M17S</meta:editing-duration>
    <meta:editing-cycles>6</meta:editing-cycles>
    <meta:generator>LibreOffice/24.2.7.2$Linux_X86_64 LibreOffice_project/420$Build-2</meta:generator>
    <meta:document-statistic meta:object-count="18"/>
  </office:meta>
</office:document-meta>
</file>